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2.29cm" fo:min-width="3.31cm"/>
    </style:style>
    <style:style style:name="gr3" style:family="graphic" style:parent-style-name="standard">
      <style:graphic-properties draw:fill-color="#ffd7d7" draw:textarea-horizontal-align="justify" draw:textarea-vertical-align="middle" draw:auto-grow-height="false" fo:min-height="1.02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3.522cm" fo:min-width="4.71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8f2a1"/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IBI Business FlowChar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Kickstarter for a better c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custom-shape draw:style-name="gr2" draw:text-style-name="P3" draw:layer="layout" svg:width="3.81cm" svg:height="2.54cm" svg:x="19.304cm" svg:y="2.54cm">
          <text:p text:style-name="P2">SI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27cm" svg:x="3.048cm" svg:y="8.128cm">
          <text:p text:style-name="P2">Citizens (Users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2.032cm" svg:x="14.224cm" svg:y="15.494cm">
          <text:p text:style-name="P2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366cm" svg:height="5.334cm" svg:x="11.684cm" svg:y="6.858cm">
          <text:p text:style-name="P2">Marketplace</text:p>
          <text:p text:style-name="P2"/>
          <text:p text:style-name="P2">(Projects, Idea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8:15:21.530011224</meta:creation-date>
    <meta:editing-duration>PT15M50S</meta:editing-duration>
    <meta:editing-cycles>2</meta:editing-cycles>
    <meta:generator>LibreOffice/6.2.6.2$Linux_X86_64 LibreOffice_project/20$Build-2</meta:generator>
    <dc:title>Impress</dc:title>
    <dc:date>2019-09-17T18:43:36.467380550</dc:date>
    <meta:document-statistic meta:object-count="44"/>
  </office:meta>
</office:document-meta>
</file>